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7491" officeooo:paragraph-rsid="00047491" style:font-weight-asian="bold" style:font-weight-complex="bold"/>
    </style:style>
    <style:style style:name="P2" style:family="paragraph" style:parent-style-name="Standard">
      <style:text-properties fo:font-weight="bold" officeooo:rsid="00047491" officeooo:paragraph-rsid="00047491" style:font-weight-asian="bold" style:font-weight-complex="bold"/>
    </style:style>
    <style:style style:name="P3" style:family="paragraph" style:parent-style-name="Standard">
      <style:text-properties fo:color="#00a933" loext:opacity="100%" fo:font-weight="bold" officeooo:rsid="00047491" officeooo:paragraph-rsid="00047491" style:font-weight-asian="bold" style:font-weight-complex="bold"/>
    </style:style>
    <style:style style:name="P4" style:family="paragraph" style:parent-style-name="Standard">
      <style:text-properties fo:font-weight="normal" officeooo:rsid="00047491" officeooo:paragraph-rsid="00047491" style:font-weight-asian="normal" style:font-weight-complex="normal"/>
    </style:style>
    <style:style style:name="P5" style:family="paragraph" style:parent-style-name="Standard">
      <style:text-properties officeooo:rsid="00047491" officeooo:paragraph-rsid="00047491"/>
    </style:style>
    <style:style style:name="P6" style:family="paragraph" style:parent-style-name="Standard">
      <style:text-properties fo:color="#00a933" loext:opacity="100%" fo:font-weight="normal" officeooo:rsid="00047491" officeooo:paragraph-rsid="00047491" style:font-weight-asian="normal" style:font-weight-complex="normal"/>
    </style:style>
    <style:style style:name="P7" style:family="paragraph" style:parent-style-name="Standard">
      <style:text-properties fo:color="#00a933" loext:opacity="100%" fo:font-weight="normal" officeooo:rsid="000578f2" officeooo:paragraph-rsid="000578f2" style:font-weight-asian="normal" style:font-weight-complex="normal"/>
    </style:style>
    <style:style style:name="P8" style:family="paragraph" style:parent-style-name="Standard">
      <style:text-properties officeooo:rsid="00191eaf" officeooo:paragraph-rsid="000578f2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47491" officeooo:paragraph-rsid="001cc963" style:font-weight-asian="bold" style:font-weight-complex="bold"/>
    </style:style>
    <style:style style:name="P10" style:family="paragraph" style:parent-style-name="Standard">
      <style:text-properties fo:font-weight="bold" officeooo:rsid="00047491" officeooo:paragraph-rsid="001cc963" style:font-weight-asian="bold" style:font-weight-complex="bold"/>
    </style:style>
    <style:style style:name="P11" style:family="paragraph" style:parent-style-name="Standard">
      <style:text-properties fo:font-weight="bold" officeooo:rsid="00047491" officeooo:paragraph-rsid="002df4a3" style:font-weight-asian="bold" style:font-weight-complex="bold"/>
    </style:style>
    <style:style style:name="P12" style:family="paragraph" style:parent-style-name="Standard">
      <style:text-properties officeooo:paragraph-rsid="002df4a3"/>
    </style:style>
    <style:style style:name="P13" style:family="paragraph" style:parent-style-name="Standard">
      <style:text-properties fo:color="#00a933" loext:opacity="100%" fo:font-weight="normal" officeooo:rsid="000578f2" officeooo:paragraph-rsid="001cc963" style:font-weight-asian="normal" style:font-weight-complex="normal"/>
    </style:style>
    <style:style style:name="T1" style:family="text">
      <style:text-properties officeooo:rsid="001be3b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78f2"/>
    </style:style>
    <style:style style:name="T6" style:family="text">
      <style:text-properties officeooo:rsid="00047491"/>
    </style:style>
    <style:style style:name="T7" style:family="text">
      <style:text-properties officeooo:rsid="001cc963"/>
    </style:style>
    <style:style style:name="T8" style:family="text">
      <style:text-properties officeooo:rsid="002df4a3"/>
    </style:style>
    <style:style style:name="T9" style:family="text">
      <style:text-properties fo:font-weight="normal" officeooo:rsid="0028a35a" style:font-weight-asian="normal" style:font-weight-complex="normal"/>
    </style:style>
    <style:style style:name="T10" style:family="text">
      <style:text-properties officeooo:rsid="0028a35a"/>
    </style:style>
    <style:style style:name="T11" style:family="text">
      <style:text-properties fo:font-style="italic" officeooo:rsid="0028a35a" style:font-style-asian="italic" style:font-style-complex="italic"/>
    </style:style>
    <style:style style:name="T12" style:family="text">
      <style:text-properties fo:font-weight="normal" officeooo:rsid="002df4a3" style:font-weight-asian="normal" style:font-weight-complex="normal"/>
    </style:style>
    <style:style style:name="T13" style:family="text">
      <style:text-properties fo:font-weight="normal" officeooo:rsid="00047491" style:font-weight-asian="normal" style:font-weight-complex="normal"/>
    </style:style>
    <style:style style:name="T14" style:family="text">
      <style:text-properties fo:font-weight="bold" officeooo:rsid="002df4a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lation</text:span> <text:span text:style-name="T1">doc</text:span> for Fedora</text:p>
      <text:p text:style-name="P2"/>
      <text:p text:style-name="P2"/>
      <text:p text:style-name="P2">1 – This step needs to be done only one time</text:p>
      <text:p text:style-name="P2"><text:line-break/><text:span text:style-name="T2">Run the script </text:span><text:span text:style-name="T3">linux_create_venv.sh</text:span><text:span text:style-name="T2"> for creating a Python virtual environment :</text:span></text:p>
      <text:p text:style-name="P2"/>
      <text:p text:style-name="P3">chmod +x linux_create_venv.sh</text:p>
      <text:p text:style-name="P3">./linux_create_venv</text:p>
      <text:p text:style-name="P4"/>
      <text:p text:style-name="P4">Change the right of Intraoperative_functional_brain_mapping-x86_64.AppImage</text:p>
      <text:p text:style-name="P5"><text:span text:style-name="T2"/></text:p>
      <text:p text:style-name="P6"><text:span text:style-name="T4">chmod +x Intraoperative_functional_brain_mapping-x86_64.</text:span>AppImage</text:p>
      <text:p text:style-name="P5"><text:span text:style-name="T2"/></text:p>
      <text:p text:style-name="P2">2 – <text:span text:style-name="T5">Run the appImage</text:span></text:p>
      <text:p text:style-name="P2"/>
      <text:p text:style-name="P7">./<text:span text:style-name="T6">Intraoperative_functional_brain_mapping-x86_64.AppImage</text:span></text:p>
      <text:p text:style-name="P8"/>
      <text:p text:style-name="P8"/>
      <text:p text:style-name="P8"/>
      <text:p text:style-name="P9"><text:span text:style-name="T1">Installation</text:span> <text:span text:style-name="T1">doc</text:span> for <text:span text:style-name="T7">Windows</text:span></text:p>
      <text:p text:style-name="P9"/>
      <text:p text:style-name="P10">Th<text:span text:style-name="T8">ese</text:span> step<text:span text:style-name="T8">s</text:span> needs to be done only one time</text:p>
      <text:p text:style-name="P11"><text:line-break/><text:span text:style-name="T2">1 – </text:span><text:span text:style-name="T9">Double click on</text:span><text:span text:style-name="T10"> </text:span><text:span text:style-name="T2"><text:s/>the script </text:span>windows_create_venv<text:span text:style-name="T3">.</text:span><text:span text:style-name="T11">bat</text:span><text:span text:style-name="T2"> for creating a Python virtual environment.</text:span></text:p>
      <text:p text:style-name="P10"><text:span text:style-name="T2"/></text:p>
      <text:p text:style-name="P12"><text:span text:style-name="T12">2</text:span><text:span text:style-name="T13"> – <text:s/></text:span><text:span text:style-name="T12">In Sofware/bin, double click on </text:span><text:span text:style-name="T14">vc_redist.64.exe</text:span><text:span text:style-name="T12"> for installing </text:span><text:bookmark text:name="microsoft-visual-c-redistributable-latest-supported-downloads"/><text:span text:style-name="T12">Microsoft Visual C++ Redistributable 25.</text:span></text:p>
      <text:p text:style-name="P12"><text:span text:style-name="T12"/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9:32:16.091679419</meta:creation-date>
    <dc:date>2025-11-13T10:38:43.254120964</dc:date>
    <meta:editing-duration>PT50M20S</meta:editing-duration>
    <meta:editing-cycles>28</meta:editing-cycles>
    <meta:generator>LibreOffice/24.8.7.2$Linux_X86_64 LibreOffice_project/480$Build-2</meta:generator>
    <meta:document-statistic meta:table-count="0" meta:image-count="0" meta:object-count="0" meta:page-count="1" meta:paragraph-count="13" meta:word-count="82" meta:character-count="693" meta:non-whitespace-character-count="616"/>
  </office:meta>
</office:document-meta>
</file>